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626" officeooo:paragraph-rsid="001d9626"/>
    </style:style>
    <style:style style:name="P2" style:family="paragraph" style:parent-style-name="Standard">
      <style:text-properties officeooo:rsid="00230ad4" officeooo:paragraph-rsid="00230ad4"/>
    </style:style>
    <style:style style:name="P3" style:family="paragraph" style:parent-style-name="Standard">
      <style:text-properties officeooo:rsid="0024f89f" officeooo:paragraph-rsid="0024f89f"/>
    </style:style>
    <style:style style:name="P4" style:family="paragraph" style:parent-style-name="Standard">
      <style:text-properties officeooo:rsid="002633cd" officeooo:paragraph-rsid="002633cd"/>
    </style:style>
    <style:style style:name="P5" style:family="paragraph" style:parent-style-name="Standard">
      <style:text-properties fo:color="#0066b3" fo:font-style="italic" fo:font-weight="bold" officeooo:rsid="002633cd" officeooo:paragraph-rsid="002633c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66b3" fo:font-style="italic" fo:font-weight="bold" officeooo:rsid="00230ad4" officeooo:paragraph-rsid="00230ad4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66b3" fo:font-style="italic" fo:font-weight="bold" officeooo:rsid="0024f89f" officeooo:paragraph-rsid="0024f89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066b3" fo:font-style="italic" fo:font-weight="bold" officeooo:rsid="001d9626" officeooo:paragraph-rsid="001d962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066b3" fo:font-style="italic" style:text-underline-style="none" fo:font-weight="bold" officeooo:rsid="00230ad4" officeooo:paragraph-rsid="00230ad4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weight="bold" officeooo:rsid="002633cd" officeooo:paragraph-rsid="002633cd" style:font-weight-asian="bold" style:font-weight-complex="bold"/>
    </style:style>
    <style:style style:name="P11" style:family="paragraph" style:parent-style-name="Standard">
      <style:text-properties fo:font-weight="bold" officeooo:rsid="00230ad4" officeooo:paragraph-rsid="002633cd" style:font-weight-asian="bold" style:font-weight-complex="bold"/>
    </style:style>
    <style:style style:name="P12" style:family="paragraph" style:parent-style-name="Standard">
      <style:text-properties fo:font-weight="bold" officeooo:rsid="00230ad4" officeooo:paragraph-rsid="00230ad4" style:font-weight-asian="bold" style:font-weight-complex="bold"/>
    </style:style>
    <style:style style:name="P13" style:family="paragraph" style:parent-style-name="Standard">
      <style:text-properties fo:font-weight="bold" officeooo:rsid="001d9626" officeooo:paragraph-rsid="001d9626" style:font-weight-asian="bold" style:font-weight-complex="bold"/>
    </style:style>
    <style:style style:name="T1" style:family="text">
      <style:text-properties officeooo:rsid="00263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tion 1:</text:p>
      <text:p text:style-name="P1"/>
      <text:p text:style-name="P8">Source code:</text:p>
      <text:p text:style-name="P1"/>
      <text:p text:style-name="P1">#include &lt;stdio.h&gt;</text:p>
      <text:p text:style-name="P1"/>
      <text:p text:style-name="P1"/>
      <text:p text:style-name="P1">int insert()</text:p>
      <text:p text:style-name="P1">{</text:p>
      <text:p text:style-name="P1"><text:tab/></text:p>
      <text:p text:style-name="P1"><text:tab/>int i ; //loop variable</text:p>
      <text:p text:style-name="P1"><text:tab/>int position;</text:p>
      <text:p text:style-name="P1"><text:tab/>int n;// number of elements in the array</text:p>
      <text:p text:style-name="P1"><text:tab/>int array[50];</text:p>
      <text:p text:style-name="P1"><text:tab/>int value;//new data element to be sorted in array</text:p>
      <text:p text:style-name="P1"/>
      <text:p text:style-name="P1"><text:tab/>printf("Enter the amount of element in the array : \n");//how much you wanna enter</text:p>
      <text:p text:style-name="P1"><text:tab/>scanf("%d",&amp;n);</text:p>
      <text:p text:style-name="P1"/>
      <text:p text:style-name="P1"><text:tab/>printf("Enter %d elements: \n", n );//giving the element according to the above number</text:p>
      <text:p text:style-name="P1"/>
      <text:p text:style-name="P1"><text:tab/>for(i=0;i&lt;n;i++)</text:p>
      <text:p text:style-name="P1"><text:tab/><text:tab/>scanf("%d", &amp;array[i]);</text:p>
      <text:p text:style-name="P1"/>
      <text:p text:style-name="P1"/>
      <text:p text:style-name="P1"><text:tab/>printf("Enter the location you wanna insert: \n");//making user to give location</text:p>
      <text:p text:style-name="P1"><text:tab/>scanf("%d", &amp;position);</text:p>
      <text:p text:style-name="P1"/>
      <text:p text:style-name="P1"><text:tab/>//giving the user input values</text:p>
      <text:p text:style-name="P1"><text:tab/>printf("Enter the value you wanna insert: \n");</text:p>
      <text:p text:style-name="P1"><text:tab/>scanf("%d", &amp;value);</text:p>
      <text:p text:style-name="P1"/>
      <text:p text:style-name="P1"><text:tab/>// now shift rest of the elements downwards </text:p>
      <text:p text:style-name="P1"><text:tab/>for (i =n-1; i &gt;=position-1; i--)</text:p>
      <text:p text:style-name="P1"><text:tab/></text:p>
      <text:p text:style-name="P1"><text:tab/><text:tab/>array[i+1] = array[i];</text:p>
      <text:p text:style-name="P1"/>
      <text:p text:style-name="P1"><text:tab/>array[position-1]=value;</text:p>
      <text:p text:style-name="P1"><text:tab/>printf("Now the new array after inserting is: \n");</text:p>
      <text:p text:style-name="P1"/>
      <text:p text:style-name="P1"><text:tab/>for(i=0;i&lt;=n;i++)</text:p>
      <text:p text:style-name="P1"><text:tab/><text:tab/>printf("%d\n",array[i] );</text:p>
      <text:p text:style-name="P1"/>
      <text:p text:style-name="P1"><text:tab/>return 0;</text:p>
      <text:p text:style-name="P1"><text:tab/></text:p>
      <text:p text:style-name="P1"/>
      <text:p text:style-name="P1">}</text:p>
      <text:p text:style-name="P1"/>
      <text:p text:style-name="P1">int delete()</text:p>
      <text:p text:style-name="P1">{</text:p>
      <text:p text:style-name="P1"><text:tab/></text:p>
      <text:p text:style-name="P1"><text:tab/>int array[50];</text:p>
      <text:p text:style-name="P1"><text:soft-page-break/><text:tab/>int position;</text:p>
      <text:p text:style-name="P1"><text:tab/>int i ; //loop variable</text:p>
      <text:p text:style-name="P1"><text:s/><text:tab/>int n;<text:tab/><text:tab/>// number of elements in the array</text:p>
      <text:p text:style-name="P1"><text:tab/>int value;//new data element to be sorted in array</text:p>
      <text:p text:style-name="P1"/>
      <text:p text:style-name="P1"><text:tab/>printf("Enter the amount of element in the array: \n");//how much you wanna enter</text:p>
      <text:p text:style-name="P1"><text:tab/>scanf("%d",&amp;n);</text:p>
      <text:p text:style-name="P1"/>
      <text:p text:style-name="P1"><text:tab/>printf("Enter %d elements: \n", n );//giving the element according to the above number</text:p>
      <text:p text:style-name="P1"/>
      <text:p text:style-name="P1"><text:tab/>for(i=0;i&lt;n;i++)</text:p>
      <text:p text:style-name="P1"><text:tab/><text:tab/>scanf("%d", &amp;array[i]);</text:p>
      <text:p text:style-name="P1"/>
      <text:p text:style-name="P1"/>
      <text:p text:style-name="P1"><text:tab/>printf("Enter the location where you wish to delete element: \n");</text:p>
      <text:p text:style-name="P1"><text:s text:c="3"/><text:tab/>scanf("%d", &amp;position);</text:p>
      <text:p text:style-name="P1"/>
      <text:p text:style-name="P1"><text:s text:c="3"/>if (position &gt;= n+1)</text:p>
      <text:p text:style-name="P1"><text:s text:c="6"/>printf("Deletion not possible\n");</text:p>
      <text:p text:style-name="P1"><text:s text:c="3"/>else</text:p>
      <text:p text:style-name="P1"><text:s text:c="3"/>{</text:p>
      <text:p text:style-name="P1"><text:s text:c="6"/>for (i = position - 1; i &lt; n - 1; i++)</text:p>
      <text:p text:style-name="P1"><text:s text:c="9"/>array[i] = array[i+1];</text:p>
      <text:p text:style-name="P1"/>
      <text:p text:style-name="P1"><text:s text:c="6"/>printf("Resultant array:\n");</text:p>
      <text:p text:style-name="P1"/>
      <text:p text:style-name="P1"><text:s text:c="6"/>for (i = 0; i &lt; n - 1; i++)</text:p>
      <text:p text:style-name="P1"><text:s text:c="9"/>printf("%d\n", array[i]);</text:p>
      <text:p text:style-name="P1"><text:s text:c="3"/>}</text:p>
      <text:p text:style-name="P1"/>
      <text:p text:style-name="P1"><text:s text:c="3"/>return 0;</text:p>
      <text:p text:style-name="P1">}</text:p>
      <text:p text:style-name="P1"/>
      <text:p text:style-name="P1">int sum()</text:p>
      <text:p text:style-name="P1">{</text:p>
      <text:p text:style-name="P1"><text:tab/>printf("To find the sum of an even and odd numbers from array: \n");</text:p>
      <text:p text:style-name="P1"><text:tab/>int max[10];</text:p>
      <text:p text:style-name="P1"><text:tab/>int size;</text:p>
      <text:p text:style-name="P1"><text:tab/>int even=0,odd=0;</text:p>
      <text:p text:style-name="P1"/>
      <text:p text:style-name="P1"><text:tab/>printf("Enter the size of array: \n");</text:p>
      <text:p text:style-name="P1"><text:tab/>scanf("%d", &amp;size);</text:p>
      <text:p text:style-name="P1"/>
      <text:p text:style-name="P1"><text:tab/>printf("Enter %d elements: \n", size );</text:p>
      <text:p text:style-name="P1"><text:tab/></text:p>
      <text:p text:style-name="P1"><text:tab/>for(int i=0;i&lt;size;i++){</text:p>
      <text:p text:style-name="P1"><text:tab/><text:tab/>scanf("%d", &amp;max[i]);</text:p>
      <text:p text:style-name="P1"><text:tab/>}</text:p>
      <text:p text:style-name="P1"><text:tab/>for(int i=0;i&lt;size;i++){</text:p>
      <text:p text:style-name="P1"><text:tab/><text:tab/>if(max[i]%2==0){</text:p>
      <text:p text:style-name="P1"><text:tab/><text:tab/><text:tab/>even=even+max[i];</text:p>
      <text:p text:style-name="P1"><text:tab/><text:tab/>}</text:p>
      <text:p text:style-name="P1"><text:soft-page-break/><text:tab/><text:tab/>else{</text:p>
      <text:p text:style-name="P1"><text:tab/><text:tab/><text:tab/>odd=odd+max[i];</text:p>
      <text:p text:style-name="P1"><text:tab/><text:tab/>}</text:p>
      <text:p text:style-name="P1"><text:tab/>}</text:p>
      <text:p text:style-name="P1"><text:tab/>printf("\nThe sum of even numbers are: %d", even);</text:p>
      <text:p text:style-name="P1"><text:tab/>printf("\nThe sum of odd numbers are: %d\n", odd);</text:p>
      <text:p text:style-name="P1"><text:tab/></text:p>
      <text:p text:style-name="P1"><text:tab/>return 0;</text:p>
      <text:p text:style-name="P1">}</text:p>
      <text:p text:style-name="P1"/>
      <text:p text:style-name="P1">int concatenate()</text:p>
      <text:p text:style-name="P1">{</text:p>
      <text:p text:style-name="P1"/>
      <text:p text:style-name="P1"><text:tab/>int array[50];</text:p>
      <text:p text:style-name="P1"><text:s text:c="3"/>int even[5] = {0, 2, 4, 6, 8};</text:p>
      <text:p text:style-name="P1"><text:s text:c="3"/>int odd[5] <text:s/>= {1, 3, 5, 7, 9};</text:p>
      <text:p text:style-name="P1"><text:s text:c="3"/></text:p>
      <text:p text:style-name="P1"><text:s text:c="3"/>int loop, index, e_len, o_len;</text:p>
      <text:p text:style-name="P1"><text:s text:c="3"/></text:p>
      <text:p text:style-name="P1"><text:s text:c="3"/>e_len = o_len = 5;</text:p>
      <text:p text:style-name="P1"><text:s text:c="3"/></text:p>
      <text:p text:style-name="P1"><text:s text:c="3"/>index = 0;</text:p>
      <text:p text:style-name="P1"><text:s/></text:p>
      <text:p text:style-name="P1"><text:s text:c="3"/>for(loop = 0; loop &lt; e_len; loop++) {</text:p>
      <text:p text:style-name="P1"><text:s text:c="6"/>array[index] = even[loop];</text:p>
      <text:p text:style-name="P1"><text:s text:c="6"/>index++;</text:p>
      <text:p text:style-name="P1"><text:s text:c="3"/>}</text:p>
      <text:p text:style-name="P1"><text:s/></text:p>
      <text:p text:style-name="P1"><text:s text:c="3"/>for(loop = 0; loop &lt; o_len; loop++) {</text:p>
      <text:p text:style-name="P1"><text:s text:c="6"/>array[index] = odd[loop];</text:p>
      <text:p text:style-name="P1"><text:s text:c="6"/>index++;</text:p>
      <text:p text:style-name="P1"><text:s text:c="3"/>}</text:p>
      <text:p text:style-name="P1"/>
      <text:p text:style-name="P1"><text:s text:c="3"/>printf("\nEven -&gt; ");</text:p>
      <text:p text:style-name="P1"><text:s text:c="3"/></text:p>
      <text:p text:style-name="P1"><text:s text:c="3"/>for(loop = 0; loop &lt; e_len; loop++)</text:p>
      <text:p text:style-name="P1"><text:s text:c="6"/>printf(" %d", even[loop]);</text:p>
      <text:p text:style-name="P1"><text:s text:c="3"/></text:p>
      <text:p text:style-name="P1"><text:s text:c="3"/>printf("\nOdd <text:s/>-&gt; ");</text:p>
      <text:p text:style-name="P1"><text:s text:c="3"/></text:p>
      <text:p text:style-name="P1"><text:s text:c="3"/>for(loop = 0; loop &lt; o_len; loop++)</text:p>
      <text:p text:style-name="P1"><text:s text:c="6"/>printf(" %d", odd[loop]);</text:p>
      <text:p text:style-name="P1"/>
      <text:p text:style-name="P1"><text:s text:c="3"/>printf("\nConcat array is-&gt; ");</text:p>
      <text:p text:style-name="P1"><text:s text:c="3"/></text:p>
      <text:p text:style-name="P1"><text:s text:c="3"/>for(loop = 0; loop &lt; 10; loop++)</text:p>
      <text:p text:style-name="P1"><text:s text:c="6"/>printf(" %d", array[loop]);</text:p>
      <text:p text:style-name="P1"/>
      <text:p text:style-name="P1"><text:s text:c="3"/>return 0;</text:p>
      <text:p text:style-name="P1">}</text:p>
      <text:p text:style-name="P1"/>
      <text:p text:style-name="P1">int main()</text:p>
      <text:p text:style-name="P1"><text:soft-page-break/>{</text:p>
      <text:p text:style-name="P1"/>
      <text:p text:style-name="P1"><text:tab/>int choice;</text:p>
      <text:p text:style-name="P1"><text:tab/></text:p>
      <text:p text:style-name="P1"/>
      <text:p text:style-name="P1"><text:tab/><text:tab/>printf("-------------------------\n");</text:p>
      <text:p text:style-name="P1"><text:s/><text:tab/><text:tab/>printf(" 1 --&gt; Insert a number at a given position in an array of numbers\n");</text:p>
      <text:p text:style-name="P1"><text:s/><text:tab/><text:tab/>printf(" 2 --&gt; Delete from a given position in an array of numbers.\n");</text:p>
      <text:p text:style-name="P1"><text:s/><text:tab/><text:tab/>printf(" 3 --&gt; Find the sum of even and odd elements of array separately\n");</text:p>
      <text:p text:style-name="P1"><text:s/><text:tab/><text:tab/>printf(" 4 --&gt; concatenate two arrays\n");</text:p>
      <text:p text:style-name="P1"><text:s/><text:tab/><text:tab/>printf("Enter the choice_no: \n");</text:p>
      <text:p text:style-name="P1"><text:s/><text:tab/><text:tab/>scanf("%d", &amp;choice);</text:p>
      <text:p text:style-name="P1"/>
      <text:p text:style-name="P1"><text:s/><text:tab/><text:tab/>switch(choice)</text:p>
      <text:p text:style-name="P1"><text:s/><text:tab/><text:tab/>{</text:p>
      <text:p text:style-name="P1"><text:s/><text:tab/><text:tab/><text:tab/>case 1:</text:p>
      <text:p text:style-name="P1"><text:s/><text:tab/><text:tab/><text:tab/>insert();</text:p>
      <text:p text:style-name="P1"><text:s/><text:tab/><text:tab/><text:tab/>break;</text:p>
      <text:p text:style-name="P1"><text:s/><text:tab/><text:tab/><text:tab/>case 2:</text:p>
      <text:p text:style-name="P1"><text:s/><text:tab/><text:tab/><text:tab/>delete();</text:p>
      <text:p text:style-name="P1"><text:tab/><text:tab/><text:tab/> break;</text:p>
      <text:p text:style-name="P1"/>
      <text:p text:style-name="P1"><text:s/><text:tab/><text:tab/><text:tab/>case 3:</text:p>
      <text:p text:style-name="P1"><text:s/><text:tab/><text:tab/><text:tab/>sum();</text:p>
      <text:p text:style-name="P1"><text:s/><text:tab/><text:tab/><text:tab/>break;</text:p>
      <text:p text:style-name="P1"/>
      <text:p text:style-name="P1"><text:s/><text:tab/><text:tab/><text:tab/>case 4:</text:p>
      <text:p text:style-name="P1"><text:s/><text:tab/><text:tab/><text:tab/>concatenate();</text:p>
      <text:p text:style-name="P1"><text:s/><text:tab/><text:tab/><text:tab/>break;</text:p>
      <text:p text:style-name="P1"/>
      <text:p text:style-name="P1"><text:s/><text:tab/><text:tab/><text:tab/>default:</text:p>
      <text:p text:style-name="P1"><text:s/><text:tab/><text:tab/><text:tab/>printf("Error in your choice_no\n");</text:p>
      <text:p text:style-name="P1"><text:s/><text:tab/><text:tab/><text:tab/>break;</text:p>
      <text:p text:style-name="P1"><text:s/><text:tab/><text:tab/><text:tab/>}</text:p>
      <text:p text:style-name="P1"><text:s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Output:</text:p>
      <text:p text:style-name="P1"/>
      <text:p text:style-name="P1">----------------------------------------------------------------------------</text:p>
      <text:p text:style-name="P1"><text:s/>1 --&gt; Insert a number at a given position in an array of numbers</text:p>
      <text:p text:style-name="P1"><text:s/>2 --&gt; Delete from a given position in an array of numbers.</text:p>
      <text:p text:style-name="P1"><text:s/>3 --&gt; Find the sum of even and odd elements of array separately</text:p>
      <text:p text:style-name="P1"><text:s/>4 --&gt; concatenate two arrays</text:p>
      <text:p text:style-name="P1">Enter the choice_no: </text:p>
      <text:p text:style-name="P1">3</text:p>
      <text:p text:style-name="P1">To find the sum of an even and odd numbers from array: </text:p>
      <text:p text:style-name="P1">Enter the size of array: </text:p>
      <text:p text:style-name="P1">4</text:p>
      <text:p text:style-name="P1">Enter 4 elements: </text:p>
      <text:p text:style-name="P1">1</text:p>
      <text:p text:style-name="P1">4</text:p>
      <text:p text:style-name="P1">6</text:p>
      <text:p text:style-name="P1">5</text:p>
      <text:p text:style-name="P1"/>
      <text:p text:style-name="P1">The sum of even numbers are: 10</text:p>
      <text:p text:style-name="P1">The sum of odd numbers are: 6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Question 2</text:p>
      <text:p text:style-name="P2"/>
      <text:p text:style-name="P9">Source code:</text:p>
      <text:p text:style-name="P2">#include &lt;stdio.h&gt;</text:p>
      <text:p text:style-name="P2">int largest(int array[3][5][5],int size) </text:p>
      <text:p text:style-name="P2">{ </text:p>
      <text:p text:style-name="P2"><text:s text:c="4"/>int a,b,c; </text:p>
      <text:p text:style-name="P2"/>
      <text:p text:style-name="P2"><text:s text:c="4"/>int max = array[0][0][0]; </text:p>
      <text:p text:style-name="P2"><text:s text:c="2"/></text:p>
      <text:p text:style-name="P2"><text:s text:c="5"/></text:p>
      <text:p text:style-name="P2"><text:s text:c="4"/>for (a = 0; a &lt; 3; a++){</text:p>
      <text:p text:style-name="P2"><text:s text:c="8"/>for(b = 0; b &lt; 5; b++ ){ </text:p>
      <text:p text:style-name="P2"><text:s text:c="12"/>for (c = 0; c &lt; 5; c++){</text:p>
      <text:p text:style-name="P2"><text:s text:c="16"/>if (array[a][b][c] &gt; max) </text:p>
      <text:p text:style-name="P2"><text:s text:c="16"/>max = array[a][b][c];</text:p>
      <text:p text:style-name="P2"><text:s text:c="12"/></text:p>
      <text:p text:style-name="P2"><text:s text:c="12"/>} </text:p>
      <text:p text:style-name="P2"><text:s text:c="8"/>}</text:p>
      <text:p text:style-name="P2"><text:s text:c="4"/>}</text:p>
      <text:p text:style-name="P2"><text:s text:c="2"/></text:p>
      <text:p text:style-name="P2"><text:s text:c="4"/>return max; </text:p>
      <text:p text:style-name="P2">} </text:p>
      <text:p text:style-name="P2"/>
      <text:p text:style-name="P2">int main(){</text:p>
      <text:p text:style-name="P2"/>
      <text:p text:style-name="P2"><text:tab/></text:p>
      <text:p text:style-name="P2"><text:tab/>int array[3][5][5]={</text:p>
      <text:p text:style-name="P2"/>
      <text:p text:style-name="P2"><text:tab/><text:tab/><text:tab/>{</text:p>
      <text:p text:style-name="P2"><text:tab/><text:tab/><text:tab/><text:tab/>{1,2,3,4,5},</text:p>
      <text:p text:style-name="P2"><text:tab/><text:tab/><text:tab/><text:tab/>{9,8,6,5,9},</text:p>
      <text:p text:style-name="P2"><text:tab/><text:tab/><text:tab/><text:tab/>{8,7,6,2,9},</text:p>
      <text:p text:style-name="P2"><text:tab/><text:tab/><text:tab/><text:tab/>{1,5,3,7,1},</text:p>
      <text:p text:style-name="P2"><text:tab/><text:tab/><text:tab/><text:tab/>{9,5,3,6,7}</text:p>
      <text:p text:style-name="P2"><text:tab/><text:tab/><text:tab/>},</text:p>
      <text:p text:style-name="P2"><text:tab/><text:tab/><text:tab/>{</text:p>
      <text:p text:style-name="P2"><text:tab/><text:tab/><text:tab/><text:tab/>{8,4,6,9,7},</text:p>
      <text:p text:style-name="P2"><text:tab/><text:tab/><text:tab/><text:tab/>{5,20,8,2,6},</text:p>
      <text:p text:style-name="P2"><text:tab/><text:tab/><text:tab/><text:tab/>{8,7,5,4,9},</text:p>
      <text:p text:style-name="P2"><text:tab/><text:tab/><text:tab/><text:tab/>{5,6,4,8,9},</text:p>
      <text:p text:style-name="P2"><text:tab/><text:tab/><text:tab/><text:tab/>{1,2,4,8,5}</text:p>
      <text:p text:style-name="P2"><text:tab/><text:tab/><text:tab/>},</text:p>
      <text:p text:style-name="P2"><text:tab/><text:tab/><text:tab/>{</text:p>
      <text:p text:style-name="P2"><text:tab/><text:tab/><text:tab/><text:tab/>{8,9,7,5,6},</text:p>
      <text:p text:style-name="P2"><text:tab/><text:tab/><text:tab/><text:tab/>{1,2,3,4,6},</text:p>
      <text:p text:style-name="P2"><text:tab/><text:tab/><text:tab/><text:tab/>{5,4,8,7,2},</text:p>
      <text:p text:style-name="P2"><text:tab/><text:tab/><text:tab/><text:tab/>{1,4,8,5,2},</text:p>
      <text:p text:style-name="P2"><text:tab/><text:tab/><text:tab/><text:tab/>{10,2,5,8,9}</text:p>
      <text:p text:style-name="P2"><text:tab/><text:tab/><text:tab/>}</text:p>
      <text:p text:style-name="P2"/>
      <text:p text:style-name="P2"/>
      <text:p text:style-name="P2"><text:soft-page-break/><text:tab/>};</text:p>
      <text:p text:style-name="P2"/>
      <text:p text:style-name="P2"><text:tab/>int size = sizeof(array)/sizeof(array[0][0][0]); </text:p>
      <text:p text:style-name="P2"><text:s text:c="4"/>printf("Largest element in the array is: <text:s/>%d\n", largest(array, size)); </text:p>
      <text:p text:style-name="P2"><text:s text:c="4"/>return 0; </text:p>
      <text:p text:style-name="P2">}</text:p>
      <text:p text:style-name="P6"/>
      <text:p text:style-name="P7">Output:</text:p>
      <text:p text:style-name="P7"/>
      <text:p text:style-name="P3">Largest element in the array is: <text:s/>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Question <text:span text:style-name="T1">3</text:span></text:p>
      <text:p text:style-name="P5">Source code:</text:p>
      <text:p text:style-name="P4"/>
      <text:p text:style-name="P4">#include &lt;stdio.h&gt;</text:p>
      <text:p text:style-name="P4">int main() {</text:p>
      <text:p text:style-name="P4"><text:s text:c="4"/>int a[5][5], transpose[5][5], rows, columns, i, j;</text:p>
      <text:p text:style-name="P4"><text:s text:c="3"/></text:p>
      <text:p text:style-name="P4"><text:s text:c="4"/>printf("Enter rows and columns: ");</text:p>
      <text:p text:style-name="P4"><text:s text:c="4"/>scanf("%d %d", &amp;rows, &amp;columns);</text:p>
      <text:p text:style-name="P4"/>
      <text:p text:style-name="P4"><text:s text:c="4"/>// Assigning elements to the matrix</text:p>
      <text:p text:style-name="P4"><text:s text:c="4"/>printf("\nEnter matrix elements:\n");</text:p>
      <text:p text:style-name="P4"><text:s text:c="4"/>for (i = 0; i &lt; rows; ++i)</text:p>
      <text:p text:style-name="P4"><text:s text:c="8"/>for (j = 0; j &lt; columns; ++j) {</text:p>
      <text:p text:style-name="P4"><text:s text:c="12"/>printf("Enter element a%d%d: ", i + 1, j + 1);</text:p>
      <text:p text:style-name="P4"><text:s text:c="12"/>scanf("%d", &amp;a[i][j]);</text:p>
      <text:p text:style-name="P4"><text:s text:c="8"/>}</text:p>
      <text:p text:style-name="P4"/>
      <text:p text:style-name="P4"><text:s text:c="4"/>// Displaying the matrix a[][]</text:p>
      <text:p text:style-name="P4"><text:s text:c="4"/>printf("\nEntered matrix: \n");</text:p>
      <text:p text:style-name="P4"><text:s text:c="4"/>for (i = 0; i &lt; rows; ++i)</text:p>
      <text:p text:style-name="P4"><text:s text:c="8"/>for (j = 0; j &lt; columns; ++j) {</text:p>
      <text:p text:style-name="P4"><text:s text:c="12"/>printf("%d <text:s/>", a[i][j]);</text:p>
      <text:p text:style-name="P4"><text:s text:c="12"/>if (j == columns - 1)</text:p>
      <text:p text:style-name="P4"><text:s text:c="16"/>printf("\n");</text:p>
      <text:p text:style-name="P4"><text:s text:c="8"/>}</text:p>
      <text:p text:style-name="P4"/>
      <text:p text:style-name="P4"><text:s text:c="4"/>// Finding the transpose of matrix a</text:p>
      <text:p text:style-name="P4"><text:s text:c="4"/>for (i = 0; i &lt; rows; ++i)</text:p>
      <text:p text:style-name="P4"><text:s text:c="8"/>for (j = 0; j &lt; columns; ++j) {</text:p>
      <text:p text:style-name="P4"><text:s text:c="12"/>transpose[j][i] = a[i][j];</text:p>
      <text:p text:style-name="P4"><text:s text:c="8"/>}</text:p>
      <text:p text:style-name="P4"/>
      <text:p text:style-name="P4"><text:s text:c="4"/>// Displaying the transpose of matrix a</text:p>
      <text:p text:style-name="P4"><text:s text:c="4"/>printf("\nTranspose of the matrix:\n");</text:p>
      <text:p text:style-name="P4"><text:s text:c="4"/>for (i = 0; i &lt; columns; ++i)</text:p>
      <text:p text:style-name="P4"><text:s text:c="8"/>for (j = 0; j &lt; rows; ++j) {</text:p>
      <text:p text:style-name="P4"><text:s text:c="12"/>printf("%d <text:s/>", transpose[i][j]);</text:p>
      <text:p text:style-name="P4"><text:s text:c="12"/>if (j == rows - 1)</text:p>
      <text:p text:style-name="P4"><text:s text:c="16"/>printf("\n");</text:p>
      <text:p text:style-name="P4"><text:s text:c="8"/>}</text:p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Output:</text:p>
      <text:p text:style-name="P4"/>
      <text:p text:style-name="P4">Enter rows and columns: 2 2</text:p>
      <text:p text:style-name="P4"/>
      <text:p text:style-name="P4">Enter matrix elements:</text:p>
      <text:p text:style-name="P4">Enter element a11: 1</text:p>
      <text:p text:style-name="P4">Enter element a12: 2</text:p>
      <text:p text:style-name="P4">Enter element a21: 3</text:p>
      <text:p text:style-name="P4">Enter element a22: 4</text:p>
      <text:p text:style-name="P4"/>
      <text:p text:style-name="P4">Entered matrix: </text:p>
      <text:p text:style-name="P4">1 <text:s/>2 <text:s/></text:p>
      <text:p text:style-name="P4">3 <text:s/>4 <text:s/></text:p>
      <text:p text:style-name="P4"/>
      <text:p text:style-name="P4">Transpose of the matrix:</text:p>
      <text:p text:style-name="P4">1 <text:s/>3 <text:s/></text:p>
      <text:p text:style-name="P4">2 <text:s/>4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Question 4</text:p>
      <text:p text:style-name="P10"/>
      <text:p text:style-name="P5">Source code:</text:p>
      <text:p text:style-name="P4">#include &lt;stdio.h&gt;</text:p>
      <text:p text:style-name="P4">#include&lt;string.h&gt;</text:p>
      <text:p text:style-name="P4">int main()</text:p>
      <text:p text:style-name="P4">{</text:p>
      <text:p text:style-name="P4"><text:tab/>int i, j, found = 0;</text:p>
      <text:p text:style-name="P4"><text:tab/>char *country[][2] =</text:p>
      <text:p text:style-name="P4"><text:tab/>{</text:p>
      <text:p text:style-name="P4"><text:tab/><text:tab/>{ "Bhutan" },</text:p>
      <text:p text:style-name="P4"><text:tab/><text:tab/>{ "Thailand" },</text:p>
      <text:p text:style-name="P4"><text:tab/><text:tab/>{ "Russia" },</text:p>
      <text:p text:style-name="P4"><text:tab/><text:tab/>{ "China" }</text:p>
      <text:p text:style-name="P4"><text:tab/>}, name[20];</text:p>
      <text:p text:style-name="P4"/>
      <text:p text:style-name="P4"><text:tab/>char *city[][2] =</text:p>
      <text:p text:style-name="P4"><text:tab/>{</text:p>
      <text:p text:style-name="P4"><text:tab/><text:tab/>{ "Thimphu" },</text:p>
      <text:p text:style-name="P4"><text:tab/><text:tab/>{ "Bangkok" },</text:p>
      <text:p text:style-name="P4"><text:tab/><text:tab/>{ "Moscow" },</text:p>
      <text:p text:style-name="P4"><text:tab/><text:tab/>{ "Beijing" }</text:p>
      <text:p text:style-name="P4"><text:tab/>};</text:p>
      <text:p text:style-name="P4"><text:tab/>printf("Enter Country Name: \n");</text:p>
      <text:p text:style-name="P4"><text:tab/>scanf("%s",&amp;*name);</text:p>
      <text:p text:style-name="P4"/>
      <text:p text:style-name="P4"><text:tab/>for(i = 0; i &lt; 5; i++)</text:p>
      <text:p text:style-name="P4"><text:tab/>{</text:p>
      <text:p text:style-name="P4"><text:tab/>if(strcmp(name, *country[i]) == 0 )</text:p>
      <text:p text:style-name="P4"><text:tab/>{</text:p>
      <text:p text:style-name="P4"><text:tab/><text:tab/>found = 1;</text:p>
      <text:p text:style-name="P4"><text:tab/><text:tab/>break;</text:p>
      <text:p text:style-name="P4"><text:tab/>}</text:p>
      <text:p text:style-name="P4">}</text:p>
      <text:p text:style-name="P4"><text:tab/>if(found==1)</text:p>
      <text:p text:style-name="P4"><text:tab/>{</text:p>
      <text:p text:style-name="P4"><text:tab/><text:tab/>printf("\nThe Capital City Of %s Is %s.\n", name, &amp;*city[i][j]);</text:p>
      <text:p text:style-name="P4"><text:tab/>}</text:p>
      <text:p text:style-name="P4"><text:tab/>else</text:p>
      <text:p text:style-name="P4"><text:tab/>{</text:p>
      <text:p text:style-name="P4"><text:tab/>printf("Error\n");</text:p>
      <text:p text:style-name="P4"><text:tab/>}</text:p>
      <text:p text:style-name="P4"><text:tab/>return 0;</text:p>
      <text:p text:style-name="P4">}</text:p>
      <text:p text:style-name="P4"/>
      <text:p text:style-name="P5">Output:</text:p>
      <text:p text:style-name="P4"/>
      <text:p text:style-name="P4">Enter Country Name: </text:p>
      <text:p text:style-name="P4">Spain</text:p>
      <text:p text:style-name="P4"/>
      <text:p text:style-name="P4">The Capital City Of Spain Is Madr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1:02:14.065305686</meta:creation-date>
    <meta:generator>LibreOffice/6.0.7.3$Linux_X86_64 LibreOffice_project/00m0$Build-3</meta:generator>
    <dc:date>2020-10-28T12:01:43.162513821</dc:date>
    <meta:editing-duration>PT48M6S</meta:editing-duration>
    <meta:editing-cycles>7</meta:editing-cycles>
    <meta:document-statistic meta:table-count="0" meta:image-count="0" meta:object-count="0" meta:page-count="10" meta:paragraph-count="317" meta:word-count="1017" meta:character-count="6664" meta:non-whitespace-character-count="5077"/>
  </office:meta>
</office:document-meta>
</file>